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44.49pt"/>
    </style:style>
    <style:style style:name="co2" style:family="table-column">
      <style:table-column-properties fo:break-before="auto" style:column-width="143.04pt"/>
    </style:style>
    <style:style style:name="co3" style:family="table-column">
      <style:table-column-properties fo:break-before="auto" style:column-width="143.8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97.5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sults-TwoRBTrees-20201005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rangeIndexingEnabled</text:p>
          </table:table-cell>
          <table:table-cell office:value-type="string" calcext:value-type="string">
            <text:p>rulesAndFactsNumber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rools.benchmarks.operators.AlphaNodeRangeIndexingBenchmark.test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</text:p>
          </table:table-cell>
          <table:table-cell office:value-type="float" office:value="50000" calcext:value-type="float">
            <text:p>50000</text:p>
          </table:table-cell>
          <table:table-cell office:value-type="float" office:value="19.445014" calcext:value-type="float">
            <text:p>19.445014</text:p>
          </table:table-cell>
          <table:table-cell office:value-type="float" office:value="0.223388" calcext:value-type="float">
            <text:p>0.223388</text:p>
          </table:table-cell>
          <table:table-cell office:value-type="string" calcext:value-type="string">
            <text:p>us/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rools.benchmarks.operators.AlphaNodeRangeIndexingBenchmark.test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s</text:p>
          </table:table-cell>
          <table:table-cell office:value-type="float" office:value="50000" calcext:value-type="float">
            <text:p>50000</text:p>
          </table:table-cell>
          <table:table-cell office:value-type="float" office:value="46.545369" calcext:value-type="float">
            <text:p>46.545369</text:p>
          </table:table-cell>
          <table:table-cell office:value-type="float" office:value="0.689595" calcext:value-type="float">
            <text:p>0.689595</text:p>
          </table:table-cell>
          <table:table-cell office:value-type="string" calcext:value-type="string">
            <text:p>us/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rools.benchmarks.operators.AlphaNodeRangeIndexingBenchmark.test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s</text:p>
          </table:table-cell>
          <table:table-cell office:value-type="float" office:value="50000" calcext:value-type="float">
            <text:p>50000</text:p>
          </table:table-cell>
          <table:table-cell office:value-type="float" office:value="447.048116" calcext:value-type="float">
            <text:p>447.048116</text:p>
          </table:table-cell>
          <table:table-cell office:value-type="float" office:value="2.209321" calcext:value-type="float">
            <text:p>2.209321</text:p>
          </table:table-cell>
          <table:table-cell office:value-type="string" calcext:value-type="string">
            <text:p>us/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rools.benchmarks.operators.AlphaNodeRangeIndexingBenchmark.test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s</text:p>
          </table:table-cell>
          <table:table-cell office:value-type="float" office:value="50000" calcext:value-type="float">
            <text:p>50000</text:p>
          </table:table-cell>
          <table:table-cell office:value-type="float" office:value="1523.84846" calcext:value-type="float">
            <text:p>1523.84846</text:p>
          </table:table-cell>
          <table:table-cell office:value-type="float" office:value="5.012075" calcext:value-type="float">
            <text:p>5.012075</text:p>
          </table:table-cell>
          <table:table-cell office:value-type="string" calcext:value-type="string">
            <text:p>us/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rools.benchmarks.operators.AlphaNodeRangeIndexingBenchmark.test</text:p>
          </table:table-cell>
          <table:table-cell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</text:p>
          </table:table-cell>
          <table:table-cell office:value-type="float" office:value="50000" calcext:value-type="float">
            <text:p>50000</text:p>
          </table:table-cell>
          <table:table-cell office:value-type="float" office:value="7786.077154" calcext:value-type="float">
            <text:p>7786.077154</text:p>
          </table:table-cell>
          <table:table-cell office:value-type="float" office:value="10.107143" calcext:value-type="float">
            <text:p>10.107143</text:p>
          </table:table-cell>
          <table:table-cell office:value-type="string" calcext:value-type="string">
            <text:p>us/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rools.benchmarks.operators.AlphaNodeRangeIndexingBenchmark.test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</text:p>
          </table:table-cell>
          <table:table-cell office:value-type="float" office:value="50000" calcext:value-type="float">
            <text:p>50000</text:p>
          </table:table-cell>
          <table:table-cell office:value-type="float" office:value="15.836869" calcext:value-type="float">
            <text:p>15.836869</text:p>
          </table:table-cell>
          <table:table-cell office:value-type="float" office:value="0.206301" calcext:value-type="float">
            <text:p>0.206301</text:p>
          </table:table-cell>
          <table:table-cell office:value-type="string" calcext:value-type="string">
            <text:p>us/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rools.benchmarks.operators.AlphaNodeRangeIndexingBenchmark.test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s</text:p>
          </table:table-cell>
          <table:table-cell office:value-type="float" office:value="50000" calcext:value-type="float">
            <text:p>50000</text:p>
          </table:table-cell>
          <table:table-cell office:value-type="float" office:value="34.504504" calcext:value-type="float">
            <text:p>34.504504</text:p>
          </table:table-cell>
          <table:table-cell office:value-type="float" office:value="0.152196" calcext:value-type="float">
            <text:p>0.152196</text:p>
          </table:table-cell>
          <table:table-cell office:value-type="string" calcext:value-type="string">
            <text:p>us/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rools.benchmarks.operators.AlphaNodeRangeIndexingBenchmark.test</text:p>
          </table:table-cell>
          <table:table-cell office:value-type="string" calcext:value-type="string">
            <text:p>tru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s</text:p>
          </table:table-cell>
          <table:table-cell office:value-type="float" office:value="50000" calcext:value-type="float">
            <text:p>50000</text:p>
          </table:table-cell>
          <table:table-cell office:value-type="float" office:value="308.502766" calcext:value-type="float">
            <text:p>308.502766</text:p>
          </table:table-cell>
          <table:table-cell office:value-type="float" office:value="1.283973" calcext:value-type="float">
            <text:p>1.283973</text:p>
          </table:table-cell>
          <table:table-cell office:value-type="string" calcext:value-type="string">
            <text:p>us/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rools.benchmarks.operators.AlphaNodeRangeIndexingBenchmark.test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s</text:p>
          </table:table-cell>
          <table:table-cell office:value-type="float" office:value="50000" calcext:value-type="float">
            <text:p>50000</text:p>
          </table:table-cell>
          <table:table-cell office:value-type="float" office:value="1199.596782" calcext:value-type="float">
            <text:p>1199.596782</text:p>
          </table:table-cell>
          <table:table-cell office:value-type="float" office:value="5.242161" calcext:value-type="float">
            <text:p>5.242161</text:p>
          </table:table-cell>
          <table:table-cell office:value-type="string" calcext:value-type="string">
            <text:p>us/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rools.benchmarks.operators.AlphaNodeRangeIndexingBenchmark.test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</text:p>
          </table:table-cell>
          <table:table-cell office:value-type="float" office:value="50000" calcext:value-type="float">
            <text:p>50000</text:p>
          </table:table-cell>
          <table:table-cell office:value-type="float" office:value="5433.536832" calcext:value-type="float">
            <text:p>5433.536832</text:p>
          </table:table-cell>
          <table:table-cell office:value-type="float" office:value="6.683285" calcext:value-type="float">
            <text:p>6.683285</text:p>
          </table:table-cell>
          <table:table-cell office:value-type="string" calcext:value-type="string">
            <text:p>us/op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6T11:09:02.194774197</dc:date>
    <dc:creator>Toshiya Kobayashi</dc:creator>
    <meta:editing-duration>PT52M44S</meta:editing-duration>
    <meta:editing-cycles>1</meta:editing-cycles>
    <meta:document-statistic meta:table-count="1" meta:cell-count="88" meta:object-count="0"/>
    <meta:generator>LibreOffice/5.3.4.1$Linux_X86_64 LibreOffice_project/30$Build-1</meta:generator>
  </office:meta>
</office:document-meta>
</file>